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3110944317011385638"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pan text:style-name="T11"/></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7"><text:span text:style-name="T1"/></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17"><text:span text:style-name="T26"/></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Под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oft-page-break/><text:span text:style-name="T11">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text:soft-page-break/>–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text:soft-page-break/>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text:soft-page-break/>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text:soft-page-break/>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text:soft-page-break/>«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text:soft-page-break/></text:p>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text:soft-page-break/>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text:soft-page-break/>–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text:soft-page-break/>–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text:soft-page-break/>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text:soft-page-break/></text:p>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text:soft-page-break/>–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text:soft-page-break/>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text:soft-page-break/>–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text:soft-page-break/>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text:soft-page-break/>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text:soft-page-break/>–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text:soft-page-break/></text:p>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soft-page-break/></text:p>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41"/>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text:soft-page-break/>–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text:soft-page-break/>–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oft-page-break/><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text:soft-page-break/>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text:soft-page-break/>–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text:soft-page-break/>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text:soft-page-break/>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text:soft-page-break/>–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text:soft-page-break/>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text:soft-page-break/>–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41"><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text:soft-page-break/>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soft-page-break/>…</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soft-page-break/>…</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text:soft-page-break/></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text:soft-page-break/></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oft-page-break/><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oft-page-break/><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text:soft-page-break/></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oft-page-break/><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50"/>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text:soft-page-break/>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text:soft-page-break/>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49">– военное подразделение в 480 солдат</text:span></text:p></text:note-body></text:note></text:span><text:span text:style-name="T9"> перешли на сторону </text:span><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oft-page-break/><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oft-page-break/><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31"/>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text:soft-page-break/>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text:soft-page-break/></text:p>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5">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4"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0">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6">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9"/>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3">–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2" text:outline-level="2">2<text:span text:style-name="T1">9</text:span>. Отбытие</text:h>
      <text:p text:style-name="P116"/>
      <text:p text:style-name="P100"><text:span text:style-name="T11">– </text:span>Оп-па! – пробормотала Эпплджек. – Нежданчик!</text:p>
      <text:p text:style-name="P100">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oft-page-break/><text:span text:style-name="T11">– </text:span>А кто тогда насы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text:soft-page-break/></text:p>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text:span><text:span text:style-name="T21">интерес к ф</text:span><text:span text:style-name="T21">э</text:span><text:span text:style-name="T21">ндому</text:span><text:span text:style-name="T21">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text:span><text:span text:style-name="T21">что </text:span><text:span text:style-name="T21">если рассказать это любому пони — он исчезнет! </text:span><text:span text:style-name="T21">Ведь по сути пони</text:span><text:span text:style-name="T21"> </text:span><text:span text:style-name="T21">существуют лишь потому, что не знают, что не могут существовать, что они — лишь плод фантазии брони</text:span><text:span text:style-name="T21">! </text:span><text:span text:style-name="T21">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text:span><text:span text:style-name="T42">м</text:span><text:span text:style-name="T42">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text:span><text:span text:style-name="T26">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скептически хмыкнул.</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9"/>
      <text:p text:style-name="P109">Я подозрительно посмотрел на Анакорна.</text:p>
      <text:p text:style-name="P109"/>
      <text:p text:style-name="P108"><text:span text:style-name="T18">– </text:span><text:span text:style-name="T49">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text:soft-page-break/></text:p>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8"><text:soft-page-break/>Я вздохнул. Слишком много философии на мою голову!</text:p>
      <text:p text:style-name="P108">– Делай, как я сказал! А я сделаю своё.</text:p>
      <text:p text:style-name="P108"/>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12">~~~</text:p>
      <text:p text:style-name="P113"/>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10"/>
      <text:p text:style-name="P111">~~~</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17T23:51:43.04</dc:date>
    <meta:editing-duration>P146DT19H41M23S</meta:editing-duration>
    <meta:editing-cycles>932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4" meta:paragraph-count="4740" meta:word-count="105417" meta:character-count="670254"/>
  </office:meta>
</office:document-meta>
</file>